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7" calcext:value-type="date">
            <text:p>2024/03/07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00/00/00</text:date>, <text:time style:data-style-name="N2" text:time-value="07:47:24.13887125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06T15:10:28.742825491</dc:date>
    <meta:editing-duration>P23DT12H7M11S</meta:editing-duration>
    <meta:editing-cycles>2339</meta:editing-cycles>
    <meta:document-statistic meta:table-count="3" meta:cell-count="5156" meta:object-count="0"/>
  </office:meta>
</office:document-meta>
</file>